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tJSONParser.DefaultExtJSONParser( char [ ] input , int length , ParserConfig mapping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.DefaultExtJSONParser( String input , ParserConfig mapping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.DefaultExtJSONParser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.DefaultExtJSONParser( String input , ParserConfi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